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78b6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6c477" style:font-size-asian="10.5pt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1822d8" style:font-size-asian="10.5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paragraph-rsid="001b46df" style:font-size-asian="10.5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cc7ab" officeooo:paragraph-rsid="001c9e76" style:font-size-asian="10.5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c477" officeooo:paragraph-rsid="001822d8" style:font-size-asian="10.5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c477" officeooo:paragraph-rsid="001b46df" style:font-size-asian="10.5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paragraph-rsid="0016c477" style:font-size-asian="10.5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paragraph-rsid="001822d8" style:font-size-asian="10.5p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paragraph-rsid="001c9e76" style:font-size-asian="10.5pt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d56a4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1b46df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cc7ab" officeooo:paragraph-rsid="001c9e76" style:font-size-asian="10.5pt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1d56a4" style:font-size-asian="10.5pt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16c477" style:font-size-asian="10.5pt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1b46df" style:font-size-asian="10.5pt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paragraph-rsid="001987c5" style:font-size-asian="10.5pt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normal" officeooo:rsid="001d56a4" officeooo:paragraph-rsid="001d56a4" style:font-size-asian="10.5pt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1b46df" officeooo:paragraph-rsid="001b46df" style:font-size-asian="10.5pt" style:font-weight-asian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weight="normal" officeooo:rsid="001b46df" officeooo:paragraph-rsid="001b46df" style:font-size-asian="10.5pt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weight="normal" officeooo:rsid="001c46b0" officeooo:paragraph-rsid="001c46b0" style:font-size-asian="10.5pt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normal" officeooo:rsid="0016c477" officeooo:paragraph-rsid="0016c477" style:font-size-asian="10.5pt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bold" officeooo:rsid="001cc7ab" officeooo:paragraph-rsid="001d56a4" style:font-size-asian="10.5pt" style:font-weight-asian="bold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weight="bold" officeooo:paragraph-rsid="001b46df" style:font-size-asian="10.5pt" style:font-weight-asian="bold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fo:font-weight="bold" officeooo:rsid="001d56a4" officeooo:paragraph-rsid="001e7393" style:font-size-asian="10.5pt" style:font-weight-asian="bold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font-weight="bold" officeooo:paragraph-rsid="001d56a4" style:font-weight-asian="bold" style:font-weight-complex="bold"/>
    </style:style>
    <style:style style:name="T1" style:family="text">
      <style:text-properties officeooo:rsid="0016c4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87c5" style:font-weight-asian="bold" style:font-weight-complex="bold"/>
    </style:style>
    <style:style style:name="T4" style:family="text">
      <style:text-properties fo:font-weight="bold" officeooo:rsid="0016c477" style:font-weight-asian="bold" style:font-weight-complex="bold"/>
    </style:style>
    <style:style style:name="T5" style:family="text">
      <style:text-properties fo:font-size="12pt" fo:font-weight="normal" style:font-size-asian="10.5pt" style:font-weight-asian="normal" style:font-weight-complex="normal"/>
    </style:style>
    <style:style style:name="T6" style:family="text">
      <style:text-properties fo:font-size="12pt" fo:font-weight="normal" officeooo:rsid="001b46df" style:font-size-asian="10.5pt" style:font-weight-asian="normal" style:font-weight-complex="normal"/>
    </style:style>
    <style:style style:name="T7" style:family="text">
      <style:text-properties fo:font-size="12pt" fo:font-weight="normal" officeooo:rsid="001c46b0" style:font-size-asian="10.5pt" style:font-weight-asian="normal" style:font-weight-complex="normal"/>
    </style:style>
    <style:style style:name="T8" style:family="text">
      <style:text-properties fo:font-size="12pt" fo:font-weight="normal" officeooo:rsid="001d56a4" style:font-size-asian="10.5pt" style:font-weight-asian="normal" style:font-weight-complex="normal"/>
    </style:style>
    <style:style style:name="T9" style:family="text">
      <style:text-properties fo:font-size="12pt" fo:font-weight="normal" officeooo:rsid="00187833" style:font-size-asian="10.5pt" style:font-weight-asian="normal" style:font-weight-complex="normal"/>
    </style:style>
    <style:style style:name="T10" style:family="text">
      <style:text-properties fo:font-size="12pt" fo:font-weight="bold" officeooo:rsid="001c46b0" style:font-size-asian="10.5pt" style:font-weight-asian="bold" style:font-weight-complex="bold"/>
    </style:style>
    <style:style style:name="T11" style:family="text">
      <style:text-properties fo:font-size="12pt" fo:font-weight="bold" officeooo:rsid="001d56a4" style:font-size-asian="10.5pt" style:font-weight-asian="bold" style:font-weight-complex="bold"/>
    </style:style>
    <style:style style:name="T12" style:family="text">
      <style:text-properties fo:font-size="12pt" officeooo:rsid="001d56a4" style:font-size-asian="10.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c477" style:font-weight-asian="normal" style:font-weight-complex="normal"/>
    </style:style>
    <style:style style:name="T15" style:family="text">
      <style:text-properties fo:font-weight="normal" officeooo:rsid="000e4317" style:font-weight-asian="normal" style:font-weight-complex="normal"/>
    </style:style>
    <style:style style:name="T16" style:family="text">
      <style:text-properties fo:font-weight="normal" officeooo:rsid="000ed8ef" style:font-weight-asian="normal" style:font-weight-complex="normal"/>
    </style:style>
    <style:style style:name="T17" style:family="text">
      <style:text-properties fo:font-weight="normal" officeooo:rsid="001822d8" style:font-weight-asian="normal" style:font-weight-complex="normal"/>
    </style:style>
    <style:style style:name="T18" style:family="text">
      <style:text-properties fo:font-weight="normal" officeooo:rsid="001b46df" style:font-weight-asian="normal" style:font-weight-complex="normal"/>
    </style:style>
    <style:style style:name="T19" style:family="text">
      <style:text-properties fo:font-weight="normal" officeooo:rsid="001d56a4" style:font-weight-asian="normal" style:font-weight-complex="normal"/>
    </style:style>
    <style:style style:name="T20" style:family="text">
      <style:text-properties fo:font-weight="normal" officeooo:rsid="001e7393" style:font-weight-asian="normal" style:font-weight-complex="normal"/>
    </style:style>
    <style:style style:name="T21" style:family="text">
      <style:text-properties officeooo:rsid="00178b6b"/>
    </style:style>
    <style:style style:name="T22" style:family="text">
      <style:text-properties officeooo:rsid="001822d8"/>
    </style:style>
    <style:style style:name="T23" style:family="text">
      <style:text-properties officeooo:rsid="0018c170"/>
    </style:style>
    <style:style style:name="T24" style:family="text">
      <style:text-properties officeooo:rsid="001987c5"/>
    </style:style>
    <style:style style:name="T25" style:family="text">
      <style:text-properties officeooo:rsid="001b46df"/>
    </style:style>
    <style:style style:name="T26" style:family="text">
      <style:text-properties officeooo:rsid="002ab446"/>
    </style:style>
    <style:style style:name="T27" style:family="text">
      <style:text-properties officeooo:rsid="00160c4e"/>
    </style:style>
    <style:style style:name="T28" style:family="text">
      <style:text-properties officeooo:rsid="001cc7ab"/>
    </style:style>
    <style:style style:name="T29" style:family="text">
      <style:text-properties officeooo:rsid="001ad60d"/>
    </style:style>
    <style:style style:name="T30" style:family="text">
      <style:text-properties officeooo:rsid="001c9e76"/>
    </style:style>
    <style:style style:name="T31" style:family="text">
      <style:text-properties officeooo:rsid="001d56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1">Undirected Graphs </text:span><text:span text:style-name="T22">- </text:span><text:span text:style-name="T1">Common graph processing problems</text:span></text:p>
      <text:p text:style-name="P4"><text:a xlink:type="simple" xlink:href="../Algorithms,%204th%20Edition%20-%20Sedgewick,%20Wayne/Exercises/Graphs/src/Graph.java"><text:span text:style-name="T26">Implementation of a</text:span></text:a><text:a xlink:type="simple" xlink:href="../Algorithms,%204th%20Edition%20-%20Sedgewick,%20Wayne/Exercises/Graphs/src/Graph.java"><text:span text:style-name="T27">n</text:span></text:a><text:a xlink:type="simple" xlink:href="../Algorithms,%204th%20Edition%20-%20Sedgewick,%20Wayne/Exercises/Graphs/src/Graph.java"><text:span text:style-name="T26"> adjacency list representation</text:span></text:a></text:p>
      <text:p text:style-name="P8"/>
      <text:p text:style-name="P9"><text:span text:style-name="T22">Single-source connectivity – </text:span><text:a xlink:type="simple" xlink:href="../Algorithms,%204th%20Edition%20-%20Sedgewick,%20Wayne/Exercises/Graphs/src/SearchDFS.java"><text:span text:style-name="T17">Implementation using DFS</text:span></text:a></text:p>
      <text:list xml:id="list13427981111" text:style-name="L1">
        <text:list-item>
          <text:p text:style-name="P11"><text:span text:style-name="T7">Is a given </text:span><text:span text:style-name="T9">verte</text:span><text:span text:style-name="T7">x</text:span><text:span text:style-name="T9"> connected </text:span><text:span text:style-name="T7">to the </text:span><text:span text:style-name="T10">source vertex</text:span><text:span text:style-name="T9">?</text:span></text:p>
        </text:list-item>
        <text:list-item>
          <text:p text:style-name="P11"><text:span text:style-name="T7">How many vertices are connected to the </text:span><text:span text:style-name="T10">source vertex</text:span><text:span text:style-name="T7">?</text:span></text:p>
        </text:list-item>
        <text:list-item>
          <text:p text:style-name="P11"><text:span text:style-name="T11">Algorithm - </text:span><text:span text:style-name="T8">Run a DFS on the source vertex and collect the data</text:span></text:p>
        </text:list-item>
      </text:list>
      <text:p text:style-name="P8"/>
      <text:p text:style-name="P10"><text:span text:style-name="T28">M</text:span><text:span text:style-name="T29">ultiple-source </text:span><text:span text:style-name="T30">connectivity</text:span></text:p>
      <text:list xml:id="list1325826927" text:style-name="L2">
        <text:list-item>
          <text:p text:style-name="P13">Is there a path from <text:span text:style-name="T2">any</text:span> <text:span text:style-name="T31">source </text:span>vertex in a given set to a given target vertex?</text:p>
        </text:list-item>
        <text:list-item>
          <text:p text:style-name="P23"><text:span text:style-name="T31">Algorithm - </text:span><text:span text:style-name="T19">Run DFS on all the source vertices in the given set and collect the data.</text:span></text:p>
        </text:list-item>
      </text:list>
      <text:p text:style-name="P5"/>
      <text:p text:style-name="P9">Single-source path –<text:span text:style-name="T1"> </text:span><text:a xlink:type="simple" xlink:href="../Algorithms,%204th%20Edition%20-%20Sedgewick,%20Wayne/Exercises/Graphs/src/PathsDFS.java"><text:span text:style-name="T14">Implementation using DFS</text:span></text:a></text:p>
      <text:list xml:id="list841948360" text:style-name="L3">
        <text:list-item>
          <text:p text:style-name="P14">Is there a path between a <text:span text:style-name="T2">source vertex s</text:span> and another given vertex v?</text:p>
        </text:list-item>
        <text:list-item>
          <text:p text:style-name="P14">If so, find the path.</text:p>
        </text:list-item>
        <text:list-item>
          <text:p text:style-name="P26"><text:span text:style-name="T12">Algorithm - </text:span><text:span text:style-name="T8">Run a DFS on the source vertex and collect the data</text:span></text:p>
        </text:list-item>
      </text:list>
      <text:p text:style-name="P6"/>
      <text:p text:style-name="P9"><text:span text:style-name="T1">Single-source </text:span><text:span text:style-name="T23">shortest </text:span><text:span text:style-name="T1">path</text:span><text:span text:style-name="T22"> </text:span><text:span text:style-name="T14"><text:s/>– </text:span><text:a xlink:type="simple" xlink:href="../Algorithms,%204th%20Edition%20-%20Sedgewick,%20Wayne/Exercises/Graphs/src/PathsBFS.java"><text:span text:style-name="T14">Implementation using BFS</text:span></text:a></text:p>
      <text:list xml:id="list1959738001" text:style-name="L4">
        <text:list-item>
          <text:p text:style-name="P18">Problem</text:p>
          <text:list>
            <text:list-item>
              <text:p text:style-name="P17">Is there a path between a <text:span text:style-name="T2">source vertex s</text:span> and another given vertex v?</text:p>
            </text:list-item>
            <text:list-item>
              <text:p text:style-name="P17"><text:span text:style-name="T1">If so, find the </text:span><text:span text:style-name="T3">shortest</text:span><text:span text:style-name="T24"> </text:span><text:span text:style-name="T1">path.</text:span></text:p>
            </text:list-item>
          </text:list>
        </text:list-item>
        <text:list-item>
          <text:p text:style-name="P18">Solution</text:p>
          <text:list>
            <text:list-item>
              <text:p text:style-name="P25"><text:span text:style-name="T13">Run a </text:span><text:span text:style-name="T20">B</text:span><text:span text:style-name="T13">FS on the source vertex and collect the data</text:span></text:p>
            </text:list-item>
          </text:list>
        </text:list-item>
      </text:list>
      <text:p text:style-name="P6"/>
      <text:p text:style-name="P8">Connectivity problem <text:span text:style-name="T1">- </text:span><text:a xlink:type="simple" xlink:href="../Algorithms,%204th%20Edition%20-%20Sedgewick,%20Wayne/Exercises/Graphs/src/ConnectedComponentsDFS.java"><text:span text:style-name="T15">Implementatio</text:span></text:a><text:a xlink:type="simple" xlink:href="../Algorithms,%204th%20Edition%20-%20Sedgewick,%20Wayne/Exercises/Graphs/src/ConnectedComponentsDFS.java"><text:span text:style-name="T16">n using DFS</text:span></text:a><text:span text:style-name="T16"> –</text:span><text:span text:style-name="T18"> </text:span><text:a xlink:type="simple" xlink:href="../Algorithms,%204th%20Edition%20-%20Sedgewick,%20Wayne/Exercises/Graphs/src/UnionFind.java"><text:span text:style-name="T18">Implementation using Union-Find</text:span></text:a></text:p>
      <text:list xml:id="list1762469025" text:continue-list="list841948360" text:style-name="L3">
        <text:list-item>
          <text:p text:style-name="P19">Problem</text:p>
          <text:list>
            <text:list-item>
              <text:p text:style-name="P21">Are two given vertices connected?</text:p>
              <text:list>
                <text:list-item>
                  <text:p text:style-name="P21">Is a given graph connected?</text:p>
                </text:list-item>
              </text:list>
            </text:list-item>
            <text:list-item>
              <text:p text:style-name="P15">How many connected components does this graph have?</text:p>
            </text:list-item>
            <text:list-item>
              <text:p text:style-name="P22">To which component does a vertex belong to?</text:p>
              <text:list>
                <text:list-item>
                  <text:p text:style-name="P16"><text:span text:style-name="T25">D</text:span><text:span text:style-name="T1">o two given vertices belong to the same component?</text:span></text:p>
                </text:list-item>
              </text:list>
            </text:list-item>
          </text:list>
        </text:list-item>
        <text:list-item>
          <text:p text:style-name="P24">Why is union-find preferred to DFS based implementations to solve the connectivity problems?</text:p>
          <text:list>
            <text:list-item>
              <text:p text:style-name="P16">In theory, DFS based implementations give a constant time result for</text:p>
              <text:list>
                <text:list-item>
                  <text:p text:style-name="P16">isconnected(v, w)</text:p>
                </text:list-item>
                <text:list-item>
                  <text:p text:style-name="P16">count()</text:p>
                </text:list-item>
                <text:list-item>
                  <text:p text:style-name="P16">id(v)</text:p>
                </text:list-item>
              </text:list>
            </text:list-item>
            <text:list-item>
              <text:p text:style-name="P12"><text:span text:style-name="T5">But they need to pre</text:span><text:span text:style-name="T6">-</text:span><text:span text:style-name="T5">process the entire graph before that. Changes to the graph like adding an edge will need the whole pr</text:span><text:span text:style-name="T6">e</text:span><text:span text:style-name="T5">processing again.</text:span></text:p>
            </text:list-item>
            <text:list-item>
              <text:p text:style-name="P16">In contrast a union-find implementation is online, it can answer the above queries in reasonable time(near constant) and yet respond to dynamic events like adding a graph. One can say that in practice this implementation is faster in a dynamic scenario.</text:p>
            </text:list-item>
            <text:list-item>
              <text:p text:style-name="P16">A DFS based implementation can be used in apps where there is no dynamic requirement.</text:p>
            </text:list-item>
          </text:list>
        </text:list-item>
      </text:list>
      <text:p text:style-name="P7"/>
      <text:p text:style-name="P9">Finding cycles –<text:span text:style-name="T1"> </text:span><text:a xlink:type="simple" xlink:href="../Algorithms,%204th%20Edition%20-%20Sedgewick,%20Wayne/Exercises/Graphs/src/CycleDFS.java"><text:span text:style-name="T14">Implementation using DFS</text:span></text:a></text:p>
      <text:list xml:id="list1194165805" text:continue-numbering="true" text:style-name="L3">
        <text:list-item>
          <text:p text:style-name="P19">Is a given graph cyclic?</text:p>
        </text:list-item>
      </text:list>
      <text:p text:style-name="P3"/>
      <text:p text:style-name="P3"><text:span text:style-name="T4">Bipartite graph</text:span><text:span text:style-name="T1"> – </text:span><text:a xlink:type="simple" xlink:href="../Algorithms,%204th%20Edition%20-%20Sedgewick,%20Wayne/Exercises/Graphs/src/BipartiteDFS.java"><text:span text:style-name="T1">Implementation using DFS</text:span></text:a></text:p>
      <text:list xml:id="list455213062" text:style-name="L5">
        <text:list-item>
          <text:p text:style-name="P20"><text:soft-page-break/>Is the graph bipartite?</text:p>
        </text:list-item>
      </text:list>
      <text:p text:style-name="P6"/>
      <text:p text:style-name="P2"><text:span text:style-name="T4">Symbol Graphs</text:span><text:span text:style-name="T1"> - <text:s/></text:span><text:a xlink:type="simple" xlink:href="../Algorithms,%204th%20Edition%20-%20Sedgewick,%20Wayne/Exercises/Graphs/src/StringGraph.java"><text:span text:style-name="T21">Implementation</text:span></text:a><text:span text:style-name="T21"> –</text:span><text:span text:style-name="T22"> Degrees of sep</text:span><text:span text:style-name="T25">a</text:span><text:span text:style-name="T22">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31T09:09:45</meta:creation-date>
    <dc:date>2012-11-01T07:16:35</dc:date>
    <dc:creator>Kempa </dc:creator>
    <meta:editing-duration>PT2H39M23S</meta:editing-duration>
    <meta:editing-cycles>10</meta:editing-cycles>
    <meta:generator>LibreOffice/3.6$Linux_x86 LibreOffice_project/360m1$Build-2</meta:generator>
    <meta:document-statistic meta:table-count="0" meta:image-count="0" meta:object-count="0" meta:page-count="2" meta:paragraph-count="39" meta:word-count="376" meta:character-count="2104" meta:non-whitespace-character-count="1794"/>
  </office:meta>
</office:document-meta>
</file>